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il.copyReader( Reader source , Writer dest ,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til.copyReader( Reader source , Writer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il.copyStream( InputStream source , OutputStream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il.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til.copyStream( InputStream source , OutputStream dest ,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til.copyReader( Reader source , Writer dest , int bufferSize , long streamSize , CopyStreamListener listen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Util.copyStream( InputStream source , OutputStream dest , int bufferSize , long streamSize , CopyStream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til.copyStream( InputStream source , OutputStream dest , int bufferSize , long streamSize , CopyStreamListener listener , boolean flus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